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gradient" draw:fill-color="#e6e6ff" draw:fill-gradient-name="Gradient_20_9" draw:textarea-horizontal-align="left" draw:textarea-vertical-align="top" draw:auto-grow-height="false" draw:shadow="hidden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 fo:padding-top="0.1cm" fo:padding-bottom="0.1cm" fo:padding-left="0.1cm" fo:padding-right="0.1cm" fo:wrap-option="no-wrap" draw:shadow="visible" draw:shadow-offset-x="0.1cm" draw:shadow-offset-y="0.1cm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 fo:padding-top="0.1cm" fo:padding-bottom="0.1cm" fo:padding-left="0.1cm" fo:padding-right="0.1cm" fo:wrap-option="no-wrap" draw:shadow="visible" draw:shadow-offset-x="0.1cm" draw:shadow-offset-y="0.1cm"/>
    </style:style>
    <style:style style:name="gr4" style:family="graphic" style:parent-style-name="standard">
      <style:graphic-properties draw:fill="solid" draw:fill-color="#0066cc" draw:textarea-horizontal-align="justify" draw:textarea-vertical-align="middle" draw:auto-grow-height="false" fo:padding-top="0.1cm" fo:padding-bottom="0.1cm" fo:padding-left="0.1cm" fo:padding-right="0.1cm" fo:wrap-option="no-wrap" draw:shadow="visible" draw:shadow-offset-x="0.1cm" draw:shadow-offset-y="0.1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padding-top="0.1cm" fo:padding-bottom="0.1cm" fo:padding-left="0cm" fo:padding-right="0cm" fo:wrap-option="no-wrap" draw:shadow="visible" draw:shadow-offset-x="0.1cm" draw:shadow-offset-y="0.1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.1cm" fo:padding-bottom="0.1cm" fo:padding-left="0cm" fo:padding-right="0cm" fo:wrap-option="no-wrap" draw:shadow="visible" draw:shadow-offset-x="0.1cm" draw:shadow-offset-y="0.1cm"/>
    </style:style>
    <style:style style:name="gr7" style:family="graphic" style:parent-style-name="standard">
      <style:graphic-properties draw:marker-end="Arrow_20_concave" draw:marker-end-width="0.25cm" draw:textarea-horizontal-align="center"/>
    </style:style>
    <style:style style:name="gr8" style:family="graphic" style:parent-style-name="standard">
      <style:graphic-properties draw:fill="solid" draw:fill-color="#23b8dc" draw:textarea-horizontal-align="justify" draw:textarea-vertical-align="middle" draw:auto-grow-height="false" fo:padding-top="0.1cm" fo:padding-bottom="0.1cm" fo:padding-left="0cm" fo:padding-right="0cm" fo:wrap-option="no-wrap" draw:shadow="visible" draw:shadow-offset-x="0.1cm" draw:shadow-offset-y="0.1cm"/>
    </style:style>
    <style:style style:name="gr9" style:family="graphic" style:parent-style-name="standard">
      <style:graphic-properties draw:stroke="dash" draw:stroke-dash="Ultrafine_20_Dashed" svg:stroke-width="0.05cm" svg:stroke-color="#800000" draw:marker-start-width="0.13cm" draw:marker-end="Arrow_20_concave" draw:marker-end-width="0.25cm" draw:textarea-horizontal-align="center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-width="0.45cm" draw:marker-end="Arrow_20_concave" draw:marker-end-width="0.4cm" svg:stroke-opacity="75%" draw:textarea-horizontal-align="center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padding-top="0.02cm" fo:padding-bottom="0.02cm" fo:padding-left="0.02cm" fo:padding-right="0.02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padding-top="0.02cm" fo:padding-bottom="0.02cm" fo:padding-left="0.02cm" fo:padding-right="0.02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solid" draw:stroke-dash="Ultrafine_20_Dashed" svg:stroke-opacity="100%" draw:fill="solid" draw:fill-color="#ffffff" draw:fill-gradient-name="Grau_20_-_20_weiß" draw:opacity="100%" draw:textarea-horizontal-align="justify" draw:textarea-vertical-align="middle" draw:auto-grow-height="false" fo:padding-top="0.1cm" fo:padding-bottom="0.1cm" fo:padding-left="0cm" fo:padding-right="0cm" fo:wrap-option="no-wrap" draw:shadow="visible" draw:shadow-offset-x="0.1cm" draw:shadow-offset-y="0.1cm" draw:shadow-opacity="100%"/>
    </style:style>
    <style:style style:name="gr15" style:family="graphic" style:parent-style-name="standard">
      <style:graphic-properties draw:stroke="dash" draw:stroke-dash="Ultrafine_20_Dashed" draw:fill="solid" draw:fill-color="#e6e6ff" draw:opacity="100%" draw:opacity-name="Transparency_20_1" draw:textarea-horizontal-align="justify" draw:textarea-vertical-align="middle" draw:auto-grow-height="false" fo:padding-top="0.1cm" fo:padding-bottom="0.1cm" fo:padding-left="0cm" fo:padding-right="0cm" fo:wrap-option="no-wrap" draw:shadow="hidden" draw:shadow-offset-x="0.1cm" draw:shadow-offset-y="0.1cm" draw:shadow-opacity="100%"/>
    </style:style>
    <style:style style:name="gr16" style:family="graphic" style:parent-style-name="standard">
      <style:graphic-properties draw:fill="solid" draw:fill-color="#008080" draw:textarea-horizontal-align="justify" draw:textarea-vertical-align="middle" draw:auto-grow-height="false" fo:padding-top="0.1cm" fo:padding-bottom="0.1cm" fo:padding-left="0cm" fo:padding-right="0cm" fo:wrap-option="no-wrap" draw:shadow="visible" draw:shadow-offset-x="0.1cm" draw:shadow-offset-y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8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000080" fo:font-size="8pt" fo:text-shadow="1pt 1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ffffff" fo:font-size="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ffffff" fo:font-size="8pt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style:use-window-font-color="true" fo:font-size="8pt" fo:font-weight="bold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color="#000000" fo:font-size="8pt" fo:font-weight="bold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style:use-window-font-color="true" fo:font-size="8pt" fo:font-weight="bold" style:font-size-asian="18pt" style:font-size-complex="18pt" style:font-relief="engrave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8pt" fo:font-weight="bold" style:font-size-asian="18pt" style:font-size-complex="18pt"/>
    </style:style>
    <style:style style:name="T4" style:family="text">
      <style:text-properties fo:color="#ffffff" fo:font-size="8pt" fo:font-weight="bold" style:font-size-asian="18pt" style:font-size-complex="18pt"/>
    </style:style>
    <style:style style:name="T5" style:family="text">
      <style:text-properties fo:color="#ffffff" fo:font-size="8pt" style:font-size-asian="18pt" style:font-size-complex="18pt"/>
    </style:style>
    <style:style style:name="T6" style:family="text">
      <style:text-properties style:use-window-font-color="true" fo:font-size="8pt" fo:font-weight="bold" style:font-size-asian="18pt" style:font-size-complex="18pt"/>
    </style:style>
    <style:style style:name="T7" style:family="text">
      <style:text-properties style:use-window-font-color="true" fo:font-size="8pt" fo:font-weight="normal" style:font-size-asian="18pt" style:font-size-complex="18pt"/>
    </style:style>
    <style:style style:name="T8" style:family="text">
      <style:text-properties fo:color="#000000" fo:font-size="8pt" fo:font-weight="bold" style:font-size-asian="18pt" style:font-size-complex="18pt"/>
    </style:style>
    <style:style style:name="T9" style:family="text">
      <style:text-properties fo:color="#000000" fo:font-size="8pt" fo:font-weight="normal" style:font-size-asian="18pt" style:font-size-complex="18pt"/>
    </style:style>
    <style:style style:name="T10" style:family="text">
      <style:text-properties style:use-window-font-color="true" fo:font-size="8pt" fo:font-weight="bold" style:font-size-asian="18pt" style:font-size-complex="18pt" style:font-relief="engraved"/>
    </style:style>
    <style:style style:name="T11" style:family="text">
      <style:text-properties style:use-window-font-color="true" fo:font-size="8pt" fo:font-weight="normal" style:font-size-asian="18pt" style:font-size-complex="18pt" style:font-relief="engraved"/>
    </style:style>
    <style:style style:name="T12" style:family="text">
      <style:text-properties fo:color="#ffffff" fo:font-size="8pt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5" draw:layer="layout" svg:width="23.5cm" svg:height="3cm" svg:x="0cm" svg:y="0cm">
          <draw:glue-point draw:id="4" svg:x="0.425cm" svg:y="4.35cm"/>
          <text:p text:style-name="P1"><text:span text:style-name="T1">Commun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3.5cm" svg:height="3.5cm" svg:x="0cm" svg:y="3.5cm">
          <text:p text:style-name="P1"><text:span text:style-name="T1">Driver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3.5cm" svg:height="3.5cm" svg:x="0cm" svg:y="7.5cm">
          <text:p text:style-name="P1"><text:span text:style-name="T1">H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3.5cm" svg:height="2.5cm" svg:x="0cm" svg:y="11.5cm">
          <draw:glue-point draw:id="4" svg:x="-2.234cm" svg:y="-3cm"/>
          <draw:glue-point draw:id="5" svg:x="-0.851cm" svg:y="-3cm"/>
          <draw:glue-point draw:id="6" svg:x="0.425cm" svg:y="-3cm"/>
          <draw:glue-point draw:id="7" svg:x="1.702cm" svg:y="-3.024cm"/>
          <draw:glue-point draw:id="8" svg:x="2.978cm" svg:y="-3cm"/>
          <draw:glue-point draw:id="9" svg:x="4.255cm" svg:y="-3cm"/>
          <text:p text:style-name="P1"><text:span text:style-name="T1">Hardware/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cm" svg:height="2cm" svg:x="0.5cm" svg:y="8.5cm">
          <text:p text:style-name="P1"><text:span text:style-name="T2">Map platform specific API to unique API for IsoAgLib (mapping during compile-time -&gt; no runtime-overhead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5cm" svg:height="1cm" svg:x="2cm" svg:y="12.5cm">
          <text:p text:style-name="P1"><text:span text:style-name="T3">BIOS</text:span><text:span text:style-name="T2"><text:line-break/></text:span><text:span text:style-name="T2">Collection of low level driver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" draw:layer="layout" svg:width="3cm" svg:height="1.5cm" svg:x="5cm" svg:y="8.7cm">
          <text:p text:style-name="P1"><text:span text:style-name="T4">Common System Access</text:span><text:span text:style-name="T5"><text:line-break/></text:span><text:span text:style-name="T5">(Watchdog, Time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id="id3" draw:layer="layout" svg:width="2.5cm" svg:height="1.5cm" svg:x="8.5cm" svg:y="8.7cm">
          <text:p text:style-name="P1"><text:span text:style-name="T4">EEPROM</text:span><text:span text:style-name="T5"><text:line-break/></text:span><text:span text:style-name="T5">(store process data, SelfConf SA ..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id="id5" draw:layer="layout" svg:width="2.5cm" svg:height="1.5cm" svg:x="11.5cm" svg:y="8.7cm">
          <text:p text:style-name="P1"><text:span text:style-name="T4">C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7" draw:layer="layout" svg:width="2.5cm" svg:height="1.5cm" svg:x="14.5cm" svg:y="8.7cm">
          <text:p text:style-name="P1"><text:span text:style-name="T6">RS232</text:span><text:span text:style-name="T6"><text:line-break/></text:span><text:span text:style-name="T7">Supplementary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9" draw:layer="layout" svg:width="2.5cm" svg:height="1.5cm" svg:x="17.5cm" svg:y="8.7cm">
          <text:p text:style-name="P1"><text:span text:style-name="T6">Sensor</text:span><text:span text:style-name="T6"><text:line-break/></text:span><text:span text:style-name="T7">Supplementary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1" draw:layer="layout" svg:width="2.5cm" svg:height="1.5cm" svg:x="20.5cm" svg:y="8.7cm">
          <text:p text:style-name="P1"><text:span text:style-name="T6">Actor</text:span><text:span text:style-name="T6"><text:line-break/></text:span><text:span text:style-name="T7">Supplementary 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8" draw:layer="layout" svg:width="2.5cm" svg:height="2.5cm" svg:x="14.5cm" svg:y="4cm">
          <text:p text:style-name="P1"><text:span text:style-name="T6">RS232</text:span><text:span text:style-name="T6"><text:line-break/></text:span><text:span text:style-name="T7">Supplementary Driver with IOSTREAM like read/write 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0" draw:layer="layout" svg:width="2.5cm" svg:height="2.5cm" svg:x="17.5cm" svg:y="4cm">
          <text:p text:style-name="P1"><text:span text:style-name="T6">Sensor</text:span><text:span text:style-name="T6"><text:line-break/></text:span><text:span text:style-name="T7">Supplementary Driver with scaling and range-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2" draw:layer="layout" svg:width="2.5cm" svg:height="2.5cm" svg:x="20.5cm" svg:y="4cm">
          <text:p text:style-name="P1"><text:span text:style-name="T6">Actor</text:span><text:span text:style-name="T6"><text:line-break/></text:span><text:span text:style-name="T7">Supplementary Driver with state monitoring 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id="id6" draw:layer="layout" svg:width="2.5cm" svg:height="2cm" svg:x="11.5cm" svg:y="4.3cm">
          <draw:glue-point draw:id="4" svg:x="-3.928cm" svg:y="-5cm"/>
          <draw:glue-point draw:id="5" svg:x="3.884cm" svg:y="-5cm"/>
          <draw:glue-point draw:id="6" svg:x="-2.024cm" svg:y="-5cm"/>
          <draw:glue-point draw:id="7" svg:x="1.98cm" svg:y="-5cm"/>
          <text:p text:style-name="P1"><text:span text:style-name="T8">CAN</text:span><text:span text:style-name="T8"><text:line-break/></text:span><text:span text:style-name="T9">Individual mask/filter settings for each filter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id="id4" draw:layer="layout" svg:width="2.5cm" svg:height="1.5cm" svg:x="8.5cm" svg:y="4.5cm">
          <text:p text:style-name="P1"><text:span text:style-name="T8">EEPROM</text:span><text:span text:style-name="T8"><text:line-break/></text:span><text:span text:style-name="T9">IO-STREAMS like read/write 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line" svg:x1="6.5cm" svg:y1="8.7cm" svg:x2="6.5cm" svg:y2="6cm" draw:start-shape="id1" draw:start-glue-point="0" draw:end-shape="id2" draw:end-glue-point="2">
          <text:p/>
        </draw:connector>
        <draw:connector draw:style-name="gr7" draw:text-style-name="P9" draw:layer="layout" draw:type="line" svg:x1="9.75cm" svg:y1="8.7cm" svg:x2="9.75cm" svg:y2="6cm" draw:start-shape="id3" draw:end-shape="id4">
          <text:p/>
        </draw:connector>
        <draw:connector draw:style-name="gr7" draw:text-style-name="P9" draw:layer="layout" draw:type="line" svg:x1="12.75cm" svg:y1="8.7cm" svg:x2="12.75cm" svg:y2="6.3cm" draw:start-shape="id5" draw:start-glue-point="0" draw:end-shape="id6" draw:end-glue-point="2">
          <text:p/>
        </draw:connector>
        <draw:connector draw:style-name="gr7" draw:text-style-name="P9" draw:layer="layout" draw:type="line" svg:x1="15.75cm" svg:y1="8.7cm" svg:x2="15.75cm" svg:y2="6.5cm" draw:start-shape="id7" draw:end-shape="id8" draw:end-glue-point="2">
          <text:p/>
        </draw:connector>
        <draw:connector draw:style-name="gr7" draw:text-style-name="P9" draw:layer="layout" draw:type="line" svg:x1="18.75cm" svg:y1="8.7cm" svg:x2="18.75cm" svg:y2="6.5cm" draw:start-shape="id9" draw:start-glue-point="0" draw:end-shape="id10" draw:end-glue-point="2">
          <text:p/>
        </draw:connector>
        <draw:connector draw:style-name="gr7" draw:text-style-name="P9" draw:layer="layout" draw:type="line" svg:x1="21.75cm" svg:y1="8.7cm" svg:x2="21.75cm" svg:y2="6.5cm" draw:start-shape="id11" draw:start-glue-point="0" draw:end-shape="id12">
          <text:p/>
        </draw:connector>
        <draw:custom-shape draw:style-name="gr3" draw:text-style-name="P4" draw:layer="layout" svg:width="7.5cm" svg:height="1cm" svg:x="14cm" svg:y="12.5cm">
          <text:p text:style-name="P1"><text:span text:style-name="T3">RTOS</text:span><text:span text:style-name="T2"><text:line-break/></text:span><text:span text:style-name="T2">Realtime operating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cm" svg:height="1.5cm" svg:x="12cm" svg:y="1cm">
          <text:p text:style-name="P1"><text:span text:style-name="T6">Part 6</text:span><text:span text:style-name="T6"><text:line-break/></text:span><text:span text:style-name="T7">ISO Virtual Term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id="id13" draw:layer="layout" svg:width="2.5cm" svg:height="1.5cm" svg:x="9cm" svg:y="1cm">
          <draw:glue-point draw:id="4" svg:x="4.03cm" svg:y="5cm"/>
          <text:p text:style-name="P1"><text:span text:style-name="T6">Part 5</text:span></text:p>
          <text:p text:style-name="P1"><text:span text:style-name="T7">Network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9.75cm" svg:y1="4.5cm" svg:x2="10.25cm" svg:y2="2.5cm" draw:start-shape="id4" draw:start-glue-point="0" draw:end-shape="id13" draw:end-glue-point="2">
          <text:p/>
        </draw:connector>
        <draw:connector draw:style-name="gr9" draw:text-style-name="P9" draw:layer="layout" draw:type="line" svg:x1="9.75cm" svg:y1="4.5cm" svg:x2="14.601cm" svg:y2="2.347cm" draw:start-shape="id4" draw:start-glue-point="0" draw:end-shape="id14" draw:end-glue-point="5">
          <text:p/>
        </draw:connector>
        <draw:connector draw:style-name="gr10" draw:text-style-name="P9" draw:layer="layout" draw:type="line" svg:x1="12.75cm" svg:y1="4.3cm" svg:x2="12.748cm" svg:y2="2.805cm" draw:start-shape="id6" draw:start-glue-point="0" draw:end-shape="id15" draw:end-glue-point="4">
          <text:p/>
        </draw:connector>
        <draw:connector draw:style-name="gr7" draw:text-style-name="P9" draw:layer="layout" draw:type="line" svg:x1="6.501cm" svg:y1="12cm" svg:x2="6.5cm" svg:y2="10.2cm" draw:start-shape="id16" draw:start-glue-point="4" draw:end-shape="id1" draw:end-glue-point="2">
          <text:p/>
        </draw:connector>
        <draw:connector draw:style-name="gr7" draw:text-style-name="P9" draw:layer="layout" draw:type="line" svg:x1="9.751cm" svg:y1="12cm" svg:x2="9.75cm" svg:y2="10.2cm" draw:start-shape="id16" draw:start-glue-point="5" draw:end-shape="id3" draw:end-glue-point="2">
          <text:p/>
        </draw:connector>
        <draw:connector draw:style-name="gr7" draw:text-style-name="P9" draw:layer="layout" draw:type="line" svg:x1="12.748cm" svg:y1="12cm" svg:x2="12.75cm" svg:y2="10.2cm" draw:start-shape="id16" draw:start-glue-point="6" draw:end-shape="id5">
          <text:p/>
        </draw:connector>
        <draw:connector draw:style-name="gr7" draw:text-style-name="P9" draw:layer="layout" draw:type="line" svg:x1="15.749cm" svg:y1="11.994cm" svg:x2="15.75cm" svg:y2="10.2cm" draw:start-shape="id16" draw:start-glue-point="7" draw:end-shape="id7">
          <text:p/>
        </draw:connector>
        <draw:connector draw:style-name="gr7" draw:text-style-name="P9" draw:layer="layout" draw:type="line" svg:x1="18.748cm" svg:y1="12cm" svg:x2="18.75cm" svg:y2="10.2cm" draw:start-shape="id16" draw:start-glue-point="8" draw:end-shape="id9" draw:end-glue-point="2">
          <text:p/>
        </draw:connector>
        <draw:connector draw:style-name="gr7" draw:text-style-name="P9" draw:layer="layout" draw:type="line" svg:x1="21.749cm" svg:y1="12cm" svg:x2="21.75cm" svg:y2="10.2cm" draw:start-shape="id16" draw:start-glue-point="9" draw:end-shape="id11" draw:end-glue-point="2">
          <text:p/>
        </draw:connector>
        <draw:g draw:id="id14">
          <draw:glue-point draw:id="4" svg:x="-3.129cm" svg:y="5cm"/>
          <draw:glue-point draw:id="5" svg:x="-4.677cm" svg:y="3.98cm"/>
          <draw:custom-shape draw:style-name="gr5" draw:text-style-name="P7" draw:layer="layout" svg:width="3cm" svg:height="1.5cm" svg:x="14.5cm" svg:y="1cm">
            <draw:glue-point draw:id="4" svg:x="2.6cm" svg:y="5cm"/>
            <text:p text:style-name="P1"><text:span text:style-name="T6">Part 7</text:span></text:p>
            <text:p text:style-name="P1"><text:span text:style-name="T6"/></text:p>
            <text:p text:style-name="P1"><text:span text:style-name="T7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1.5cm" svg:height="1cm" svg:x="16.1cm" svg:y="1.5cm">
            <text:p text:style-name="P1"><text:span text:style-name="T9">Process</text:span></text:p>
            <text:p text:style-name="P1"><text:span text:style-name="T9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cm" svg:x="14.6cm" svg:y="1.5cm">
            <text:p text:style-name="P1"><text:span text:style-name="T9">Application</text:span></text:p>
            <text:p text:style-name="P1"><text:span text:style-name="T9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9" draw:layer="layout" svg:x1="16.219cm" svg:y1="1.639cm" svg:x2="16.219cm" svg:y2="2.5cm">
            <text:p/>
          </draw:line>
          <draw:line draw:style-name="gr13" draw:text-style-name="P9" draw:layer="layout" svg:x1="14.5cm" svg:y1="1.639cm" svg:x2="17.5cm" svg:y2="1.639cm">
            <text:p/>
          </draw:line>
        </draw:g>
        <draw:custom-shape draw:style-name="gr5" draw:text-style-name="P7" draw:layer="layout" svg:width="2cm" svg:height="1.5cm" svg:x="18cm" svg:y="1cm">
          <text:p text:style-name="P1"><text:span text:style-name="T6">Part 10</text:span><text:span text:style-name="T6"><text:line-break/></text:span><text:span text:style-name="T7">Task 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2cm" svg:height="1.5cm" svg:x="20.5cm" svg:y="1cm">
          <text:p text:style-name="P1"><text:span text:style-name="T10">Part 13</text:span><text:span text:style-name="T10"><text:line-break/></text:span><text:span text:style-name="T11">File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6cm" svg:height="1cm" draw:transform="rotate (1.5707963267946) translate (4.8cm 6.5cm)">
          <text:p text:style-name="P1"><text:span text:style-name="T6">Sched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1.5cm" svg:x="0.5cm" svg:y="1cm">
          <text:p text:style-name="P1"><text:span text:style-name="T2">Communication Services for ISO 117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cm" svg:height="2cm" svg:x="0.5cm" svg:y="4.5cm">
          <text:p text:style-name="P1"><text:span text:style-name="T2">Provide driver features</text:span><text:span text:style-name="T2"><text:line-break/></text:span><text:span text:style-name="T2">which are not part </text:span><text:span text:style-name="T2"><text:line-break/></text:span><text:span text:style-name="T2">of most platfor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id="id2" draw:layer="layout" svg:width="3cm" svg:height="1.5cm" svg:x="5cm" svg:y="4.5cm">
          <text:p text:style-name="P1"><text:span text:style-name="T8">Common System Access</text:span><text:span text:style-name="T9"><text:line-break/></text:span><text:span text:style-name="T9">(globally unuse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2.5cm" svg:height="1.5cm" svg:x="6cm" svg:y="1cm">
          <text:p text:style-name="P1"><text:span text:style-name="T4">Part 3</text:span></text:p>
          <text:p text:style-name="P1"><text:span text:style-name="T12">Data Link</text:span><text:span text:style-name="T4"><text:line-break/></text:span><text:span text:style-name="T12">(needed for ISO termin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1800" draw:border="0%"/>
    <draw:gradient draw:name="Grau_20_-_20_weiß" draw:display-name="Grau - weiß" draw:style="linear" draw:start-color="#808080" draw:end-color="#ffffff" draw:start-intensity="100%" draw:end-intensity="100%" draw:angle="18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cm" fo:page-height="1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9T10:38:39</meta:creation-date>
    <dc:date>2007-12-03T13:57:39</dc:date>
    <dc:language>de-DE</dc:language>
    <meta:editing-cycles>13</meta:editing-cycles>
    <meta:editing-duration>PT5H4M2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